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1.29cm" fo:min-width="2.067cm" fo:padding-top="0.166cm" fo:padding-bottom="0.166cm" fo:padding-left="0.291cm" fo:padding-right="0.29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44cm" fo:min-width="1.316cm"/>
    </style:style>
    <style:style style:name="gr3" style:family="graphic" style:parent-style-name="standard">
      <style:graphic-properties svg:stroke-width="0.018cm" svg:stroke-color="#000000" draw:marker-start-width="0.228cm" draw:marker-end-width="0.228cm" draw:fill-color="#ffffff" draw:textarea-horizontal-align="justify" draw:textarea-vertical-align="middle" draw:auto-grow-height="false" fo:min-height="1.331cm" fo:min-width="2.384cm" fo:padding-top="0.135cm" fo:padding-bottom="0.135cm" fo:padding-left="0.26cm" fo:padding-right="0.2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width="0.018cm" svg:stroke-color="#000000" draw:marker-start-width="0.228cm" draw:marker-end-width="0.228cm" draw:fill-color="#ffffff" draw:textarea-horizontal-align="justify" draw:textarea-vertical-align="middle" draw:auto-grow-height="false" fo:min-height="1.331cm" fo:min-width="2.774cm" fo:padding-top="0.135cm" fo:padding-bottom="0.135cm" fo:padding-left="0.26cm" fo:padding-right="0.26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013cm" fo:min-width="0.94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649cm" svg:height="1.622cm" svg:x="8.913cm" svg:y="7.456cm">
          <text:p text:style-name="P1"><text:span text:style-name="T1">Flow Seg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.568cm" svg:height="1.406cm" svg:x="8.918cm" svg:y="4.489cm">
          <text:p text:style-name="P1"><text:span text:style-name="T1">Me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2.904cm" svg:height="1.601cm" svg:x="8.783cm" svg:y="1.702cm">
          <text:p text:style-name="P1"><text:span text:style-name="T1">System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.237cm" svg:y1="7.456cm" svg:x2="10.202cm" svg:y2="5.895cm" draw:start-shape="id1" draw:start-glue-point="0" draw:end-shape="id2" draw:end-glue-point="8" svg:d="M10237 7456l-35-1561" svg:viewBox="0 0 36 1562">
          <text:p/>
        </draw:connector>
        <draw:connector draw:style-name="gr4" draw:text-style-name="P3" draw:layer="layout" draw:type="line" svg:x1="10.202cm" svg:y1="4.489cm" svg:x2="10.235cm" svg:y2="3.303cm" draw:start-shape="id2" draw:start-glue-point="4" draw:end-shape="id3" draw:end-glue-point="2" svg:d="M10202 4489l33-1186" svg:viewBox="0 0 34 1187">
          <text:p/>
        </draw:connector>
        <draw:custom-shape draw:style-name="gr2" draw:text-style-name="P2" xml:id="id4" draw:id="id4" draw:layer="layout" svg:width="2.568cm" svg:height="1.406cm" svg:x="5.387cm" svg:y="7.597cm">
          <text:p text:style-name="P1"><text:span text:style-name="T1">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5" draw:id="id5" draw:layer="layout" svg:width="3.294cm" svg:height="1.601cm" svg:x="0.993cm" svg:y="7.502cm">
          <text:p text:style-name="P1"><text:span text:style-name="T1">ObjectType:</text:span></text:p>
          <text:p text:style-name="P1"><text:span text:style-name="T1">Open U drain,</text:span></text:p>
          <text:p text:style-name="P1"><text:span text:style-name="T1">Close drain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.913cm" svg:y1="8.267cm" svg:x2="7.955cm" svg:y2="8.3cm" draw:start-shape="id1" draw:start-glue-point="3" draw:end-shape="id4" draw:end-glue-point="10" svg:d="M8913 8267l-958 33" svg:viewBox="0 0 959 34">
          <text:p/>
        </draw:connector>
        <draw:connector draw:style-name="gr4" draw:text-style-name="P3" draw:layer="layout" draw:type="line" svg:x1="5.387cm" svg:y1="8.3cm" svg:x2="4.287cm" svg:y2="8.302cm" draw:start-shape="id4" draw:start-glue-point="6" draw:end-shape="id5" draw:end-glue-point="1" svg:d="M5387 8300l-1100 2" svg:viewBox="0 0 1101 3">
          <text:p/>
        </draw:connector>
        <draw:custom-shape draw:style-name="gr2" draw:text-style-name="P2" xml:id="id6" draw:id="id6" draw:layer="layout" svg:width="2.568cm" svg:height="1.406cm" svg:x="5.391cm" svg:y="1.798cm">
          <text:p text:style-name="P1"><text:span text:style-name="T1">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8.783cm" svg:y1="2.502cm" svg:x2="7.959cm" svg:y2="2.501cm" draw:start-shape="id3" draw:start-glue-point="3" draw:end-shape="id6" draw:end-glue-point="10" svg:d="M8783 2502l-824-1" svg:viewBox="0 0 825 2">
          <text:p/>
        </draw:connector>
        <draw:connector draw:style-name="gr4" draw:text-style-name="P3" draw:layer="layout" draw:type="line" svg:x1="5.391cm" svg:y1="2.501cm" svg:x2="4.201cm" svg:y2="2.495cm" draw:start-shape="id6" draw:start-glue-point="6" draw:end-shape="id7" draw:end-glue-point="1" svg:d="M5391 2501l-1190-6" svg:viewBox="0 0 1191 7">
          <text:p/>
        </draw:connector>
        <draw:custom-shape draw:style-name="gr2" draw:text-style-name="P2" draw:layer="layout" svg:width="2.568cm" svg:height="1.406cm" svg:x="5.388cm" svg:y="7.598cm">
          <text:p text:style-name="P1"><text:span text:style-name="T1">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7" draw:id="id7" draw:layer="layout" svg:width="2.904cm" svg:height="1.601cm" svg:x="1.297cm" svg:y="1.695cm">
          <text:p text:style-name="P1"><text:span text:style-name="T1">Name:</text:span></text:p>
          <text:p text:style-name="P1"><text:span text:style-name="T1">Sewerag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8" draw:id="id8" draw:layer="layout" svg:width="2.889cm" svg:height="2.525cm" svg:x="13.197cm" svg:y="6.971cm">
          <text:p text:style-name="P1"><text:span text:style-name="T1">Is Collide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11.562cm" svg:y1="8.267cm" svg:x2="13.197cm" svg:y2="8.234cm" draw:start-shape="id1" draw:start-glue-point="1" draw:end-shape="id8" draw:end-glue-point="5" svg:d="M11562 8267l1635-33" svg:viewBox="0 0 1636 34">
          <text:p/>
        </draw:connector>
        <draw:custom-shape draw:style-name="gr1" draw:text-style-name="P2" xml:id="id9" draw:id="id9" draw:layer="layout" svg:width="2.649cm" svg:height="1.622cm" svg:x="18.351cm" svg:y="7.4cm">
          <text:p text:style-name="P1"><text:span text:style-name="T1">Railin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2.568cm" svg:height="1.406cm" svg:x="18.4cm" svg:y="4.694cm">
          <text:p text:style-name="P1"><text:span text:style-name="T1">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1" draw:id="id11" draw:layer="layout" svg:width="3.294cm" svg:height="1.601cm" svg:x="18cm" svg:y="1.5cm">
          <text:p text:style-name="P1"><text:span text:style-name="T1">ObjectType:</text:span></text:p>
          <text:p text:style-name="P1"><text:span text:style-name="T1">Type B Railings,</text:span></text:p>
          <text:p text:style-name="P1"><text:span text:style-name="T1">Drawing 06 Railings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9.675cm" svg:y1="7.4cm" svg:x2="19.684cm" svg:y2="6.1cm" draw:start-shape="id9" draw:start-glue-point="0" draw:end-shape="id10" draw:end-glue-point="8" svg:d="M19675 7400l9-1300" svg:viewBox="0 0 10 1301">
          <text:p/>
        </draw:connector>
        <draw:connector draw:style-name="gr4" draw:text-style-name="P3" draw:layer="layout" draw:type="line" svg:x1="19.684cm" svg:y1="4.694cm" svg:x2="19.647cm" svg:y2="3.101cm" draw:start-shape="id10" draw:start-glue-point="4" draw:end-shape="id11" draw:end-glue-point="2" svg:d="M19684 4694l-37-1593" svg:viewBox="0 0 38 1594">
          <text:p/>
        </draw:connector>
        <draw:connector draw:style-name="gr4" draw:text-style-name="P3" draw:layer="layout" draw:type="line" svg:x1="18.351cm" svg:y1="8.211cm" svg:x2="16.086cm" svg:y2="8.234cm" draw:start-shape="id9" draw:start-glue-point="3" draw:end-shape="id8" draw:end-glue-point="7" svg:d="M18351 8211l-2265 23" svg:viewBox="0 0 2266 24">
          <text:p/>
        </draw:connector>
        <draw:connector draw:style-name="gr4" draw:text-style-name="P3" draw:layer="layout" draw:type="line" svg:x1="14.642cm" svg:y1="9.496cm" svg:x2="14.605cm" svg:y2="10.98cm" draw:start-shape="id8" draw:start-glue-point="6" svg:d="M14642 9496l-37 1484" svg:viewBox="0 0 38 1485">
          <text:p/>
        </draw:connector>
        <draw:custom-shape draw:style-name="gr3" draw:text-style-name="P2" draw:layer="layout" svg:width="2.904cm" svg:height="1.601cm" svg:x="13.1cm" svg:y="10.9cm">
          <text:p text:style-name="P1"><text:span text:style-name="T1">TRU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7T12:33:31.302000000</meta:creation-date>
    <meta:editing-duration>PT3M7S</meta:editing-duration>
    <meta:editing-cycles>2</meta:editing-cycles>
    <meta:generator>LibreOffice/6.0.6.2$Windows_X86_64 LibreOffice_project/0c292870b25a325b5ed35f6b45599d2ea4458e77</meta:generator>
    <dc:date>2019-01-07T13:46:44.117000000</dc:date>
    <meta:document-statistic meta:object-count="24"/>
  </office:meta>
</office:document-meta>
</file>